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ork Sans" svg:font-family="'Work Sans'" style:font-family-generic="swiss"/>
    <style:font-face style:name="Work sans" svg:font-family="'Work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0084ba" draw:textarea-horizontal-align="justify" draw:textarea-vertical-align="middle" draw:auto-grow-height="false" fo:min-height="25.69cm" fo:min-width="19.09cm"/>
    </style:style>
    <style:style style:name="P1" style:family="paragraph">
      <loext:graphic-properties draw:fill="solid" draw:fill-color="#0084ba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ork Sans" svg:font-family="'Work Sans'" style:font-family-generic="swiss"/>
    <style:font-face style:name="Work sans" svg:font-family="'Work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3-14T15:22:53.542246772</meta:creation-date>
    <dc:date>2020-03-14T18:15:26.264178875</dc:date>
    <dc:creator>Philippe GERUM</dc:creator>
    <meta:editing-duration>PT2H12M18S</meta:editing-duration>
    <meta:editing-cycles>5</meta:editing-cycles>
    <meta:generator>LibreOffice/6.3.4.2.0$Linux_X86_64 LibreOffice_project/30$Build-2</meta:generator>
    <meta:document-statistic meta:object-count="1"/>
  </office:meta>
</office:document-meta>
</file>